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style:text-underline-style="solid" style:text-underline-width="auto" style:text-underline-color="font-color"/>
    </style:style>
    <style:style style:name="P2" style:family="paragraph" style:parent-style-name="Normal">
      <style:text-properties style:text-underline-style="solid" style:text-underline-width="auto" style:text-underline-color="font-color" fo:font-weight="bold"/>
    </style:style>
    <style:style style:name="P3" style:family="paragraph" style:parent-style-name="Normal">
      <style:text-properties style:text-underline-style="solid" style:text-underline-width="auto" style:text-underline-color="font-color" fo:font-weight="normal"/>
    </style:style>
    <style:style style:name="P4" style:family="paragraph" style:parent-style-name="Normal">
      <style:text-properties fo:font-weight="bold"/>
    </style:style>
    <style:style style:name="P5" style:family="paragraph" style:parent-style-name="Normal">
      <style:text-properties officeooo:paragraph-rsid="001bd336"/>
    </style:style>
    <style:style style:name="P6" style:family="paragraph" style:parent-style-name="Normal">
      <style:text-properties officeooo:rsid="001bd336" officeooo:paragraph-rsid="001bd336"/>
    </style:style>
    <style:style style:name="P7" style:family="paragraph" style:parent-style-name="Normal" style:list-style-name="L1"/>
    <style:style style:name="P8" style:family="paragraph" style:parent-style-name="Normal" style:list-style-name="L1">
      <style:text-properties officeooo:paragraph-rsid="001c128f"/>
    </style:style>
    <style:style style:name="P9" style:family="paragraph" style:parent-style-name="Normal">
      <style:text-properties officeooo:paragraph-rsid="00206e3c"/>
    </style:style>
    <style:style style:name="P10" style:family="paragraph" style:parent-style-name="Normal">
      <style:text-properties style:text-underline-style="solid" style:text-underline-width="auto" style:text-underline-color="font-color" fo:font-weight="normal"/>
    </style:style>
    <style:style style:name="P11" style:family="paragraph" style:parent-style-name="Normal" style:list-style-name="L2"/>
    <style:style style:name="P12" style:family="paragraph" style:parent-style-name="Normal" style:list-style-name="L3"/>
    <style:style style:name="P13" style:family="paragraph" style:parent-style-name="Normal" style:list-style-name="L4"/>
    <style:style style:name="P14" style:family="paragraph" style:parent-style-name="Normal" style:list-style-name="L5"/>
    <style:style style:name="P15" style:family="paragraph" style:parent-style-name="Normal">
      <style:text-properties officeooo:paragraph-rsid="0020e3df"/>
    </style:style>
    <style:style style:name="P16" style:family="paragraph" style:parent-style-name="Normal" style:list-style-name="L6"/>
    <style:style style:name="T1" style:family="text">
      <style:text-properties fo:font-style="italic"/>
    </style:style>
    <style:style style:name="T2" style:family="text">
      <style:text-properties officeooo:rsid="001bd336"/>
    </style:style>
    <style:style style:name="T3" style:family="text">
      <style:text-properties officeooo:rsid="001c128f"/>
    </style:style>
    <style:style style:name="T4" style:family="text">
      <style:text-properties officeooo:rsid="001e0f4e"/>
    </style:style>
    <style:style style:name="T5" style:family="text">
      <style:text-properties officeooo:rsid="001f1216"/>
    </style:style>
    <style:style style:name="T6" style:family="text">
      <style:text-properties officeooo:rsid="001fa091"/>
    </style:style>
    <style:style style:name="T7" style:family="text">
      <style:text-properties officeooo:rsid="00206e3c"/>
    </style:style>
    <style:style style:name="T8" style:family="text">
      <style:text-properties officeooo:rsid="00208cc6"/>
    </style:style>
    <style:style style:name="T9" style:family="text">
      <style:text-properties officeooo:rsid="0020e3df"/>
    </style:style>
    <style:style style:name="T10" style:family="text">
      <style:text-properties officeooo:rsid="0021e010"/>
    </style:style>
    <style:style style:name="T11" style:family="text">
      <style:text-properties officeooo:rsid="00231a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Rapport web</text:p>
        <text:p text:style-name="Normal"/>
        <text:p text:style-name="Normal">sommaire</text:p>
        <text:p text:style-name="Normal"/>
        <text:p text:style-name="Normal">I introduction</text:p>
        <text:p text:style-name="Normal">II Coté utilisateur</text:p>
        <text:list xml:id="list2314516056" text:style-name="L4">
          <text:list-item>
            <text:p text:style-name="P13">Les questionnaires</text:p>
          </text:list-item>
          <text:list-item>
            <text:p text:style-name="P13">Le jeu</text:p>
          </text:list-item>
          <text:list-item>
            <text:p text:style-name="P13">Gestion des questionnaire pour l’admin</text:p>
          </text:list-item>
        </text:list>
        <text:p text:style-name="Normal"/>
        <text:p text:style-name="Normal"/>
        <text:p text:style-name="Normal">III Coté code</text:p>
        <text:list xml:id="list2712785980" text:style-name="L5">
          <text:list-item>
            <text:p text:style-name="P14">Arborescence du projet</text:p>
          </text:list-item>
          <text:list-item>
            <text:p text:style-name="P14">Description des questionnaires</text:p>
          </text:list-item>
          <text:list-item>
            <text:p text:style-name="P14">Description jeu</text:p>
          </text:list-item>
          <text:list-item>
            <text:p text:style-name="P14">Gestion questionnaires</text:p>
          </text:list-item>
        </text:list>
        <text:p text:style-name="Normal"/>
        <text:p text:style-name="Normal"/>
        <text:p text:style-name="Normal">IV Base de donnée</text:p>
        <text:p text:style-name="Normal"><text:s text:c="2"/>a) Questionnaire + question + pays</text:p>
        <text:p text:style-name="Normal"><text:s text:c="6"/>* Schéma relationnel</text:p>
        <text:p text:style-name="Normal"><text:s text:c="6"/>* Description des tables</text:p>
        <text:p text:style-name="Normal"/>
        <text:p text:style-name="Normal"><text:s text:c="2"/>b) Utilisateur</text:p>
        <text:p text:style-name="Normal"><text:s text:c="7"/>* Hashage</text:p>
        <text:p text:style-name="Normal"><text:s text:c="7"/>* User admin</text:p>
        <text:p text:style-name="Normal"/>
        <text:p text:style-name="Normal">V Sécurité</text:p>
        <text:p text:style-name="Normal"/>
        <text:p text:style-name="Normal"/>
        <text:p text:style-name="P4">Présentation du jeu</text:p>
        <text:p text:style-name="Normal"/>
        <text:p text:style-name="Normal">Les questionnaire<text:span text:style-name="T9">s</text:span></text:p>
        <text:p text:style-name="Normal">page associé : questionnaire.php</text:p>
        <text:p text:style-name="Normal"/>
        <text:p text:style-name="Normal">L’utilisateur peut choisir un questionnaire parmi ceux déjà composés. Ces questionnaires sont fixes, ils posséderont toujours les mêmes questions et dans le même ordre. On peut aussi choisir de générer un questionnaire aléatoirement, en choisissant le continent et le nombre de question dans le questionnaire. Cela permet à l’utilisateur <text:span text:style-name="T9">de pouvoir jouer à une infinité de parties différentes</text:span>. </text:p>
        <text:p text:style-name="P15">Chaque questionnaire possède une liste de pays. <text:span text:style-name="T9">D</text:span>ans un questionnaire généré par l’utilisateur, <text:span text:style-name="T9">c</text:span>ertains pays peuvent apparaître plusieurs fois.</text:p>
        <text:p text:style-name="Normal">Un joueur connecté peut jouer à tous les questionnaires disponibles contrairement au joueur non connecté qui, lui, ne peut choisir que deux questionnaire<text:span text:style-name="T9">s</text:span> et ne peut pas jouer aux questionnaire<text:span text:style-name="T9">s</text:span> générés aléatoirement.</text:p>
        <text:p text:style-name="Normal"/>
        <text:p text:style-name="Normal">Déroulement du jeu</text:p>
        <text:p text:style-name="Normal">page associé<text:span text:style-name="T9">e</text:span> : carte.php</text:p>
        <text:p text:style-name="Normal">Lorsque l’utilisateur clique sur jouer, il est redirigé vers la page de jeu. Un drapeaux est alors affiché en haut à droite. Le but du jeu est alors de cliquer sur la carte sur le pays représenté par le drapeaux. Si le joueur clique sur le pays, alors les contours du pays sont affichés en vert. Le joueur <text:span text:style-name="T9">a</text:span> le droit à 5 essais. Si le pays n’est pas trouvé, les contours sont affiché<text:span text:style-name="T9">s</text:span> en rouge et on zoome sur <text:soft-page-break/>le pays. Après le dévoilement du pays, le joueur peut lire des informations sur le pays provenant de wikipedia (bouton info), et/ou passer à la question suivante.</text:p>
        <text:p text:style-name="Normal">Pour chaque question, le joueur gagne 1000 points divisés par le nombre d’essai, ou 0 si le joueur à épuisé toutes ces chances. </text:p>
        <text:p text:style-name="Normal">Une fois le questionnaire fini, les points du joueurs sont afficher. Le joueur a alors le choix entre rejouer au même type de questionnaire, ou bien choisir un autre questionnaire.</text:p>
        <text:p text:style-name="Normal"/>
        <text:p text:style-name="Normal">Gestion des questionnaire</text:p>
        <text:p text:style-name="Normal">page associé : questionnaire.php</text:p>
        <text:p text:style-name="Normal"/>
        <text:p text:style-name="Normal">Un utilisateur spécial, l’administrateur, peut :</text:p>
        <text:list xml:id="list1130089415" text:style-name="L3">
          <text:list-item>
            <text:p text:style-name="P12">Ajouter des questionnaires,</text:p>
          </text:list-item>
          <text:list-item>
            <text:p text:style-name="P12">Supprimer des questionnaires,</text:p>
          </text:list-item>
          <text:list-item>
            <text:p text:style-name="P12">Modifier des questionnaires déjà existant<text:span text:style-name="T10">s</text:span>, en cliquant sur le bouton modifier après avoir sélectionner un questionnaire. L’administrateur peut changer son nom, ajouter une description et/ou une illustration au questionnaire en téléversant une photo sur le serveur.</text:p>
          </text:list-item>
          <text:list-item>
            <text:p text:style-name="P12">Ajouter des questions à un questionnaire, en sélectionnant un questionnaire et en ajoutant des pays.</text:p>
          </text:list-item>
        </text:list>
        <text:p text:style-name="Normal"/>
        <text:p text:style-name="Normal">Les comptes utilisateur<text:span text:style-name="T10">s</text:span></text:p>
        <text:p text:style-name="Normal">page associé<text:span text:style-name="T10">es</text:span> :</text:p>
        <text:p text:style-name="Normal">login.php</text:p>
        <text:p text:style-name="Normal">logout.php</text:p>
        <text:p text:style-name="Normal">register.php</text:p>
        <text:p text:style-name="Normal">Le joueur peut s’inscrire à l’application web en allant sur la page register.php. Il <text:span text:style-name="T10">doit alors fournir</text:span> un mail et un mot de passe.</text:p>
        <text:p text:style-name="Normal">Une fois inscrit, l’utilisateur peut <text:span text:style-name="T10">s</text:span>e <text:span text:style-name="T10">connecter</text:span> en allant sur la page login.php, et se déconnect<text:span text:style-name="T10">er</text:span> en allant sur la page logout.php</text:p>
        <text:p text:style-name="Normal"/>
        <text:p text:style-name="Normal">III cod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Arborescence du projet</text:p>
        <text:p text:style-name="Normal"/>
        <text:p text:style-name="Normal"> <text:s/>.</text:p>
        <text:p text:style-name="Normal">├──  <text:s/>config.php</text:p>
        <text:p text:style-name="Normal">├──  <text:s/>connect.php</text:p>
        <text:p text:style-name="Normal">├──  <text:s/>css</text:p>
        <text:p text:style-name="Normal">│ <text:s/>└──  <text:s/>style.css</text:p>
        <text:p text:style-name="Normal">├──  <text:s/>getPays.php</text:p>
        <text:p text:style-name="Normal">├──  <text:s/>images</text:p>
        <text:p text:style-name="Normal"><text:soft-page-break/>│ <text:s/>├──  <text:s/>drapeaux</text:p>
        <text:p text:style-name="Normal">│ <text:s/>│ <text:s/>├──  <text:s/>abw.svg</text:p>
        <text:p text:style-name="Normal">│ <text:s/>│ <text:s/>├──  <text:s/>afg.svg</text:p>
        <text:p text:style-name="Normal">│ <text:s/>│ <text:s/>├──  <text:s/>zmb.svg</text:p>
        <text:p text:style-name="Normal">│ <text:s/>│ <text:s/>└──  <text:s/>… </text:p>
        <text:p text:style-name="Normal">│ <text:s/>└──  <text:s/>questionnaire</text:p>
        <text:p text:style-name="Normal">│ <text:s text:c="4"/>└──  <text:s/>pas_image.jpg</text:p>
        <text:p text:style-name="Normal">├──  <text:s/>index.php</text:p>
        <text:p text:style-name="Normal">├──  <text:s/>jouer</text:p>
        <text:p text:style-name="Normal">│ <text:s/>├──  <text:s/>cardQuestionnaire.php</text:p>
        <text:p text:style-name="Normal">│ <text:s/>├──  <text:s/>carte.php</text:p>
        <text:p text:style-name="Normal">│ <text:s/>├──  <text:s/>choixQuestionnaire.php</text:p>
        <text:p text:style-name="Normal">│ <text:s/>└──  <text:s/>joue.php</text:p>
        <text:p text:style-name="Normal">├──  <text:s/>navBar.php</text:p>
        <text:p text:style-name="Normal">├──  <text:s/>questionnaire</text:p>
        <text:p text:style-name="Normal">│ <text:s/>├──  <text:s/>genererQuestionnaire.php</text:p>
        <text:p text:style-name="Normal">│ <text:s/>├──  <text:s/>getQuestionnaire.php</text:p>
        <text:p text:style-name="Normal">│ <text:s/>├──  <text:s/>modifQuestionnaire.php</text:p>
        <text:p text:style-name="Normal">│ <text:s/>└──  <text:s/>questionnaire.php</text:p>
        <text:p text:style-name="Normal">├──  <text:s/>script</text:p>
        <text:p text:style-name="Normal">│ <text:s/>└──  <text:s/>carte.js</text:p>
        <text:p text:style-name="Normal">└──  <text:s/>user</text:p>
        <text:p text:style-name="Normal"><text:s text:c="2"/>├──  <text:s/>login.php</text:p>
        <text:p text:style-name="Normal"><text:s text:c="2"/>├──  <text:s/>logout.php</text:p>
        <text:p text:style-name="Normal"><text:s text:c="2"/>└──  <text:s/>register.php</text:p>
        <text:p text:style-name="Normal"/>
        <text:p text:style-name="Normal"/>
        <text:p text:style-name="Normal">Un questionnaire se présente sous la forme d’une liste de code iso 3 (code à trois caractères représentant un pays). Dans notre projet, il existe deux manière de générer cette liste de pays :</text:p>
        <text:list xml:id="list2938682330" text:style-name="L2">
          <text:list-item>
            <text:p text:style-name="P11">Génération automatique : le fichier genererQuestionnaire.php prend deux arguments pour une requete get. Un argument size, qui represente la taille du questionnaire à générer, et un argument continent. Le code choisit alors size pays aléatoirement. C’est un choix avec remise, ainsi il peut y avoir plusieurs fois le même pays dans un questionnaire. Ce choix est fait pour éviter le problème des tailles <text:span text:style-name="T10">de questionnaire </text:span>trop grandes par rapport au nombre de pay<text:span text:style-name="T10">s</text:span> dans un continent. La sortie se fait en json pour faciliter le traitement.</text:p>
          </text:list-item>
          <text:list-item>
            <text:p text:style-name="P11">Questionnaire «pré-composé» : le fichier getQuestionnaire.php prend en paramètre d’une requete <text:span text:style-name="T10">GET</text:span> l’id d’un questionnaire (voire partie base de donnée). Le fichier renvoie la liste des codes iso qui compose le questionnaire, sous le format json.</text:p>
          </text:list-item>
        </text:list>
        <text:p text:style-name="Normal"/>
        <text:p text:style-name="Normal">Modification des questionnaires pré-composé</text:p>
        <text:p text:style-name="Normal">fichier associé :</text:p>
        <text:p text:style-name="Normal">admin/questionnaire.php</text:p>
        <text:p text:style-name="Normal">admin/modifQuestionnaire.php</text:p>
        <text:p text:style-name="P5">Seul l’administrateur à le droit d’accès à <text:span text:style-name="T2">tout les fichiers du dossier admin.</text:span></text:p>
        <text:p text:style-name="P6">Le fichier modifQuestionnaire.php n’a pas pour but d’être utiliser par l’utilisateur, mais par la page questionnaire.php <text:span text:style-name="T3">sous forme de requête ajax</text:span>. <text:span text:style-name="T10">Il</text:span> est utilisé <text:span text:style-name="T10">notamment</text:span> pour ajouter/supprimer un questionnaire, ajouter/supprimer des questions d’un questionnaire. Le fichier renvoie dans tous les cas une liste de balise<text:span text:style-name="T10">s</text:span> li, <text:span text:style-name="T3">contenant le nom des questionnaires et leur taille. Cela permet d’actualiser la liste des questionnaires dans le fichier questionnaire.php, après chaque requête ajax.</text:span></text:p>
        <text:p text:style-name="P5"/>
        <text:p text:style-name="P5">Voici les actions possible, <text:span text:style-name="T2">sur la page admin/questionnaire.php :</text:span></text:p>
        <text:list xml:id="list2022203038" text:style-name="L1">
          <text:list-item>
            <text:p text:style-name="P8"><text:soft-page-break/>Créer un questionnaire : <text:span text:style-name="T2">Lorsque l’administrateur entre un nom et clique sur ajouter, une requête ajax est envoyée vers la page modifQuestionnaire.php avec comme paramètre le nom du questionnaire à créer.</text:span></text:p>
          </text:list-item>
          <text:list-item>
            <text:p text:style-name="P8">Selection<text:span text:style-name="T2">ner un</text:span> questionnaire : <text:span text:style-name="T2">Une requête ajax est envoyé au fichier getQuestionnaire.php avec comme paramètre l’id du questionnaire, pour récupérer les pays composant le questionnaire et les afficher.</text:span></text:p>
          </text:list-item>
          <text:list-item>
            <text:p text:style-name="P7"><text:span text:style-name="T3">A</text:span>jouter/<text:span text:style-name="T3">supprimer</text:span> <text:span text:style-name="T3">un </text:span>pays : <text:span text:style-name="T10">Requête ajax vers la page modifQuestionnaire.php</text:span></text:p>
          </text:list-item>
          <text:list-item>
            <text:p text:style-name="P7"><text:span text:style-name="T3">M</text:span>odification <text:span text:style-name="T3">du nom, description, ou image d’illustration d’un questionnaire existant </text:span>: <text:span text:style-name="T3">Cette fois ci, la modification ce fais via un formulaire. C’est en effet plus simple pour téléverser des images vers le serveur que via ajax. Le fichier questionnaire.php se charge de cette modification lui même.</text:span></text:p>
          </text:list-item>
        </text:list>
        <text:p text:style-name="Normal"/>
        <text:p text:style-name="Normal">Affichage <text:span text:style-name="T4">des questionnaires avec bootstrap</text:span></text:p>
        <text:p text:style-name="Normal">fichier associé:</text:p>
        <text:p text:style-name="Normal">choixQuestionnaire.php</text:p>
        <text:p text:style-name="Normal">cardQuestionnaire.php</text:p>
        <text:p text:style-name="Normal">L’utilisateur peut choisir un questionnaire <text:span text:style-name="T11">sur la page</text:span> choixQuestionnaire.<text:span text:style-name="T11">php</text:span>.</text:p>
        <text:p text:style-name="Normal">Pour la génération automatique de questionnaire, l’utilisateur peut entrer dans un formulaire la taille et le continent du pays à générer. Ces paramètres sont alors passé<text:span text:style-name="T11">s</text:span> au fichier carte.php.</text:p>
        <text:p text:style-name="Normal">Les questionnaires déjà préparé<text:span text:style-name="T11">s</text:span> sont affiché sous forme de « card » bootstrap, (nom, description et image du questionnaire), dans une balise card column. La fonction qui génère une card à partir d’un questionnaire est placée dans le fichier cardQuestionnaire.php, afin de facilité la ré-utilisabilité du code. Lorsque l’utilisateur clique sur le bouton jouer, l’id du questionnaire est passé à la page carte.php.</text:p>
        <text:p text:style-name="Normal"/>
        <text:p text:style-name="P4">Gestion du jeu</text:p>
        <text:p text:style-name="Normal">fichier associé :</text:p>
        <text:p text:style-name="Normal">carte.php</text:p>
        <text:p text:style-name="Normal">carte.js</text:p>
        <text:p text:style-name="Normal">getPays.php</text:p>
        <text:p text:style-name="Normal"/>
        <text:p text:style-name="Normal">Nous avons mis les fonctions javascript dans un fichier à part, carte.js, pour alléger le code.</text:p>
        <text:p text:style-name="Normal">Le questionnaire est généré dans le code php, en fonction des paramètres définis (continent + size, ou id), en appelant respectivement la page genererQuestionnaire.php, ou getQuestionnaire.php. La liste de pays (sous forme de code iso) est placée dans la variable questionnaire.</text:p>
        <text:p text:style-name="Normal">Au début du jeu, et à chaque nouvelle question (après le clique sur le bouton suivant), la fonction javascript nouvelleQuestion est appelée. Cette fonction fait plusieurs choses:</text:p>
        <text:list xml:id="list4195492328" text:style-name="L6">
          <text:list-item>
            <text:p text:style-name="P16">Actualise graphiquement le score, avance la barre d’avancement</text:p>
          </text:list-item>
          <text:list-item>
            <text:p text:style-name="P16">Désactive les boutons suivant, et info (désactivé tant que l’on a pas trouvé le pays).</text:p>
          </text:list-item>
          <text:list-item>
            <text:p text:style-name="P16">Réalise un appel ajax à getPays.php (en passant un code iso en paramètre), pour récupérer les information sur le prochain pays (voir section base de donnée)</text:p>
          </text:list-item>
          <text:list-item>
            <text:p text:style-name="P16">Actualise les champs dans la modal information, place le drapeau du pays. Les contours du pays sont placé sur la carte mais sont invisible. On peut ainsi définir un evenement click sur le polygon, qui aura pour effet de le rendre visible en vert.</text:p>
          </text:list-item>
        </text:list>
        <text:p text:style-name="P3"/>
        <text:p text:style-name="P3"/>
        <text:p text:style-name="P3"/>
        <text:p text:style-name="P3"/>
        <text:p text:style-name="P3">Pays</text:p>
        <text:p text:style-name="Normal">Fichier annexe :</text:p>
        <text:p text:style-name="Normal">createPays.sql</text:p>
        <text:p text:style-name="Normal">insertPays.sql</text:p>
        <text:p text:style-name="P9"><text:soft-page-break/>La table Pays contient les informations de chaque pays. Sa clé primaire (id) est auto-incrémenté. Son code Iso à 3 caractère est unique. L’attribut LienWiki correspond au nom de la page wikipedia du pays. En général, <text:span text:style-name="T8">ce nom de page</text:span> est égal au nom du pays, mais ce n’est pas toujours le cas.</text:p>
        <text:p text:style-name="P9">Les contours du pays sont stocké sous forme d’une chaîne geojson.</text:p>
        <text:p text:style-name="Normal">Le fichier insertPays.sql a été généré à l’aide d’un script python, <text:span text:style-name="T7">à</text:span> partir des données contenues dans le fichier countries.json.</text:p>
        <text:p text:style-name="Normal">Nous avons choisi de ne pas stocker le lien vers le drapeaux dans la table, mais de le générer dans le fichier getPays.php. En effet, pour tout les pays le liens vers l’image du drapeaux est : /images/drapeaux/<text:span text:style-name="T1">iso</text:span>.svg. Il est donc plus simple de générer ce lien dans un fichier php, et plus simple pour le modifier si le développeur décide plus tard de changer la localisation de ces images.</text:p>
        <text:p text:style-name="Normal"/>
        <text:p text:style-name="P1">Questionnaire</text:p>
        <text:p text:style-name="Normal">Fichier annexe :</text:p>
        <text:p text:style-name="Normal">createQuestionnaire.sql</text:p>
        <text:p text:style-name="Normal">À l’instar de la table Pays, la clé principal de la table questionnaire (id) est auto-incrémenté. Un questionnaire possède un nom, une description, et le nom d’une image. On stocke simplement le nom de l’image, pas le chemin complet (même raison que pour la table pays, si on change de stockage pour ces images, on ne veut pas modifier toutes les lignes de la table…)</text:p>
        <text:p text:style-name="Normal">On défini une image par défaut qui s’affichera si l’admin ne téleverse pas d’image pour un questionnaire.</text:p>
        <text:p text:style-name="Normal"/>
        <text:p text:style-name="Normal"/>
        <text:p text:style-name="Normal"/>
        <text:p text:style-name="P1">Question</text:p>
        <text:p text:style-name="Normal">Fichier annexe :</text:p>
        <text:p text:style-name="Normal">createQuestionnaire.sql</text:p>
        <text:p text:style-name="Normal">Cette table fait la correspondance entre un questionnaire et une ou plusieurs question. Des contraintes « foreign key » sont defini <text:span text:style-name="T8">(id du questionnaire, iso du pays).</text:span></text:p>
        <text:p text:style-name="Normal">On a défini une contrainte « on delete cascade » sur l’attribut « id » (clé étrangère de la table Questionnaire), la suppression d’un questionnaire <text:span text:style-name="T7">entraîne</text:span> alors la suppression de toutes les questions qui lui sont associé<text:span text:style-name="T7">es</text:span>.</text:p>
        <text:p text:style-name="Normal"/>
        <text:p text:style-name="Normal">V Sécurité</text:p>
        <text:p text:style-name="P1">Base de donnée</text:p>
        <text:p text:style-name="Normal">Les accès à la base de donnée via PHP sont effectués avec des requête préparé de PDO, ce qui protège l’application des injections SQL.</text:p>
        <text:p text:style-name="Normal"/>
        <text:p text:style-name="P1">File Upload</text:p>
        <text:p text:style-name="Normal">Il il y a une unique fonctionnalité de téléversement de fichier sur l’application web. Elle se trouve dans le fichier questionnaire.php. Cette fonctionnalité n’est pas sécurisée, en effet le seul utilisateur ayant accès à cette fonctionnalité est l’utilisateur admin. On considére que cet utilisateur est aussi l’administrateur du site. Si cette fonctionnalité venait à être accessible à d’autre utilisateur, il faudrait sécuriser ce point d’entré en vérifiant que le fichier d’entré est bien une image, que les métadata ne contiennent pas de code malveillant (comme du code php), vérifier le nom de fichier, etc.</text:p>
        <text:p text:style-name="Normal"/>
        <text:p text:style-name="Normal">Cross site scripting</text:p>
        <text:p text:style-name="Normal">Une faille de type XSS arrive lorsque le serveur ou le code javascript (DOM XSS) prend en entrée du texte entré par l’utilisateur, et affiche ce texte sur la page sans l’avoir filtré. <text:span text:style-name="T5">Sur la page ………</text:span></text:p>
        <text:p text:style-name="Normal">, <text:span text:style-name="T6">les emails des joueurs sont affichées à l’administrateur, il y a donc une possible faille blind XSS, c’est pourquoi on affiche les email avec la fonction php htmlspecialchar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15%"/>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6-07T22:22:15.275008811</meta:creation-date>
    <dc:date>2020-06-10T19:18:05.385179407</dc:date>
    <meta:editing-duration>PT38M</meta:editing-duration>
    <meta:editing-cycles>7</meta:editing-cycles>
    <meta:document-statistic meta:table-count="0" meta:image-count="0" meta:object-count="0" meta:page-count="5" meta:paragraph-count="138" meta:word-count="1785" meta:character-count="11200" meta:non-whitespace-character-count="9479"/>
  </office:meta>
</office:document-meta>
</file>